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Sinopsis de VAPEAR: VENTAJAS E INCONVENIENTES DEL CIGARRILLO ELECTRONICO</text:p>
      <text:p text:style-name="Preformatted_20_Text">Vapear está de moda y los datos lo confirman: miles de personas se han apuntado al cigarrillo electrónico y los centros comerciales se están llenando de tiendas que venden exclusivamente este nuevo producto.En este libro encontraremos todas las claves para conocer qué es y cómo funciona el cigarrillo electrónico: a. desde su origen en los años 60 en EE. UU.,b. pasando por testimonios de personas que han dejado de fumar gracias a este fenómeno,c. hasta recetas para hacer del placer de vapear una experiencia sensorial.</text:p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0" meta:image-count="0" meta:object-count="0" meta:page-count="1" meta:paragraph-count="2" meta:word-count="94" meta:character-count="594" meta:non-whitespace-character-count="502"/>
    <meta:generator>LibreOffice/6.4.7.2$Linux_X86_64 LibreOffice_project/40$Build-2</meta:generator>
  </office:meta>
</office:document-meta>
</file>